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aco" fo:font-size="9pt" style:font-size-asian="9pt" style:font-size-complex="9pt"/>
    </style:style>
    <style:style style:name="P2" style:family="paragraph" style:parent-style-name="Standard">
      <style:paragraph-properties fo:text-align="center" style:justify-single-word="false"/>
      <style:text-properties style:font-name="Monaco" fo:font-size="9pt" style:font-size-asian="9pt" style:font-size-complex="9pt"/>
    </style:style>
    <style:style style:name="P3" style:family="paragraph" style:parent-style-name="Standard">
      <style:text-properties style:font-name="Monaco" fo:font-size="8pt" style:font-size-asian="8pt" style:font-size-complex="8pt"/>
    </style:style>
    <style:style style:name="P4" style:family="paragraph" style:parent-style-name="Standard">
      <style:paragraph-properties fo:text-align="justify" style:justify-single-word="false"/>
      <style:text-properties style:font-name="Monaco"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in" fo:margin-bottom="0.1201in" fo:text-align="justify" style:justify-single-word="false"/>
    </style:style>
    <style:style style:name="P7" style:family="paragraph" style:parent-style-name="Text_20_body">
      <style:paragraph-properties fo:margin-top="0in" fo:margin-bottom="0.1201in" fo:text-align="center" style:justify-single-word="false"/>
      <style:text-properties fo:font-style="italic" style:font-style-asian="italic" style:font-style-complex="italic"/>
    </style:style>
    <style:style style:name="P8" style:family="paragraph" style:parent-style-name="Frame_20_contents">
      <style:text-properties style:font-name="Monaco" fo:font-size="8pt" style:font-size-asian="8pt"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_20_indent">
      <style:paragraph-properties fo:margin-top="0in" fo:margin-bottom="0.1in" fo:text-align="justify" style:justify-single-word="false"/>
    </style:style>
    <style:style style:name="P11" style:family="paragraph" style:parent-style-name="Text_20_body">
      <style:paragraph-properties fo:margin-top="0in" fo:margin-bottom="0.1in" fo:text-align="justify" style:justify-single-word="false"/>
    </style:style>
    <style:style style:name="P12" style:family="paragraph" style:parent-style-name="Text_20_body">
      <style:paragraph-properties fo:margin-top="0.1665in" fo:margin-bottom="0.0835in"/>
    </style:style>
    <style:style style:name="P13" style:family="paragraph" style:parent-style-name="Text_20_body" style:list-style-name="L9"/>
    <style:style style:name="P14" style:family="paragraph" style:parent-style-name="Text_20_body" style:list-style-name="L7">
      <style:paragraph-properties fo:margin-top="0in" fo:margin-bottom="0.1in" fo:text-align="justify" style:justify-single-word="false"/>
    </style:style>
    <style:style style:name="P15" style:family="paragraph" style:parent-style-name="Text_20_body" style:list-style-name="L8">
      <style:paragraph-properties fo:margin-top="0in" fo:margin-bottom="0.1in" fo:text-align="justify" style:justify-single-word="false"/>
    </style:style>
    <style:style style:name="P16" style:family="paragraph" style:parent-style-name="Text_20_body" style:list-style-name="L8">
      <style:paragraph-properties fo:margin-top="0in" fo:margin-bottom="0.1in" fo:text-align="justify" style:justify-single-word="false"/>
      <style:text-properties style:text-line-through-style="solid"/>
    </style:style>
    <style:style style:name="P17" style:family="paragraph" style:parent-style-name="Text_20_body">
      <style:paragraph-properties fo:margin-top="0.1665in" fo:margin-bottom="0.0835in"/>
    </style:style>
    <style:style style:name="P18" style:family="paragraph" style:parent-style-name="Heading_20_1">
      <style:paragraph-properties fo:break-before="page"/>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margin-top="0.1665in" fo:margin-bottom="0.0835in" fo:keep-with-next="always"/>
      <style:text-properties style:font-name="Arial" fo:font-style="normal" style:font-name-asian="Arial Unicode MS" style:font-style-asian="normal" style:font-name-complex="Tahoma" style:font-style-complex="normal"/>
    </style:style>
    <style:style style:name="P21" style:family="paragraph" style:parent-style-name="Heading_20_2">
      <style:paragraph-properties fo:margin-top="0.1665in" fo:margin-bottom="0.0835in" fo:keep-with-next="always"/>
      <style:text-properties fo:font-style="normal" style:font-style-asian="normal" style:font-style-complex="normal"/>
    </style:style>
    <style:style style:name="P22" style:family="paragraph" style:parent-style-name="Heading_20_3">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Arial" style:font-name-asian="Arial Unicode MS" style:font-name-complex="Tahoma"/>
    </style:style>
    <style:style style:name="P24" style:family="paragraph" style:parent-style-name="Heading_20_3">
      <style:paragraph-properties fo:margin-top="0.1665in" fo:margin-bottom="0.0835in"/>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1">
      <style:text-properties style:font-name="Monaco" fo:font-size="9pt" style:font-size-asian="9pt" style:font-size-complex="9pt"/>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paragraph-properties fo:text-align="justify" style:justify-single-word="false"/>
    </style:style>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style:font-name="Monaco" fo:font-size="9pt" style:font-size-asian="9pt" style:font-size-complex="9pt"/>
    </style:style>
    <style:style style:name="P39" style:family="paragraph" style:parent-style-name="Standard" style:list-style-name="L14">
      <style:text-properties style:font-name="Monaco" fo:font-size="9pt" style:font-size-asian="9pt" style:font-size-complex="9pt"/>
    </style:style>
    <style:style style:name="P40" style:family="paragraph" style:parent-style-name="Standard" style:list-style-name="L15">
      <style:text-properties style:font-name="Monaco" fo:font-size="9pt" style:font-size-asian="9pt" style:font-size-complex="9pt"/>
    </style:style>
    <style:style style:name="P41" style:family="paragraph" style:parent-style-name="Standard" style:list-style-name="L16">
      <style:text-properties style:font-name="Monaco" fo:font-size="9pt" style:font-size-asian="9pt" style:font-size-complex="9pt"/>
    </style:style>
    <style:style style:name="P42" style:family="paragraph" style:parent-style-name="Standard" style:list-style-name="L17">
      <style:text-properties style:font-name="Monaco" fo:font-size="9pt" style:font-size-asian="9pt" style:font-size-complex="9pt"/>
    </style:style>
    <style:style style:name="P43" style:family="paragraph" style:parent-style-name="Standard">
      <style:text-properties style:font-name="Monaco" fo:font-size="9pt" fo:font-weight="bold" style:font-size-asian="9pt" style:font-weight-asian="bold" style:font-size-complex="9pt" style:font-weight-complex="bold"/>
    </style:style>
    <style:style style:name="P44" style:family="paragraph" style:parent-style-name="Standard">
      <style:text-properties style:font-name="Monaco" fo:font-size="8pt" style:font-size-asian="8pt" style:font-size-complex="8pt"/>
    </style:style>
    <style:style style:name="P45" style:family="paragraph" style:parent-style-name="Standard">
      <style:text-properties style:font-name="Monaco" fo:font-size="8pt" fo:font-weight="bold" style:font-size-asian="8pt" style:font-weight-asian="bold" style:font-size-complex="8pt" style:font-weight-complex="bold"/>
    </style:style>
    <style:style style:name="P46" style:family="paragraph" style:parent-style-name="Standard">
      <style:paragraph-properties fo:text-align="justify" style:justify-single-word="false"/>
      <style:text-properties style:font-name="Monaco" fo:font-size="8pt" fo:font-weight="bold" style:font-size-asian="8pt" style:font-weight-asian="bold" style:font-size-complex="8pt" style:font-weight-complex="bold"/>
    </style:style>
    <style:style style:name="P47" style:family="paragraph" style:parent-style-name="Standard">
      <style:text-properties style:font-name="Monaco" fo:font-size="11pt" style:font-name-asian="Monaco" style:font-size-asian="11pt" style:font-name-complex="Monaco" style:font-size-complex="11pt"/>
    </style:style>
    <style:style style:name="P48" style:family="paragraph" style:parent-style-name="Standard" style:list-style-name="L12">
      <style:text-properties fo:color="#000000" style:font-name="Times New Roman" fo:font-size="12pt" style:font-size-asian="12pt" style:font-size-complex="12pt"/>
    </style:style>
    <style:style style:name="P49" style:family="paragraph" style:parent-style-name="Standard" style:list-style-name="L12">
      <style:text-properties style:font-name="Times New Roman" fo:font-size="12pt" style:font-size-asian="12pt" style:font-size-complex="12pt"/>
    </style:style>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text-properties style:font-name="Arial" fo:font-style="normal" style:font-name-asian="Arial Unicode MS" style:font-style-asian="normal" style:font-name-complex="Tahoma" style:font-style-complex="normal"/>
    </style:style>
    <style:style style:name="P54" style:family="paragraph" style:parent-style-name="Standard">
      <style:paragraph-properties fo:text-align="justify" style:justify-single-word="false"/>
      <style:text-properties fo:color="#008000" style:font-name="Monaco" fo:font-size="8pt" fo:font-weight="bold" style:font-size-asian="8pt" style:font-weight-asian="bold" style:font-size-complex="8pt" style:font-weight-complex="bold"/>
    </style:style>
    <style:style style:name="P55" style:family="paragraph" style:parent-style-name="Standard">
      <style:paragraph-properties fo:text-align="center" style:justify-single-word="false"/>
    </style:style>
    <style:style style:name="P56"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ize="9pt"/>
    </style:style>
    <style:style style:name="T2" style:family="text">
      <style:text-properties fo:font-size="9pt" style:font-size-asian="9pt" style:font-size-complex="9pt"/>
    </style:style>
    <style:style style:name="T3" style:family="text">
      <style:text-properties style:font-name="Arial" style:font-name-asian="Arial Unicode MS" style:font-name-complex="Tahom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Monaco" fo:font-size="9pt" style:font-size-asian="9pt" style:font-size-complex="9pt"/>
    </style:style>
    <style:style style:name="T7" style:family="text">
      <style:text-properties style:font-name="Times New Roman" fo:font-size="12pt" style:font-size-asian="12pt" style:font-size-complex="12pt"/>
    </style:style>
    <style:style style:name="T8" style:family="text">
      <style:text-properties fo:font-weight="bold" style:font-weight-asian="bold" style:font-weight-complex="bold"/>
    </style:style>
    <style:style style:name="T9" style:family="text">
      <style:text-properties style:font-name="Monaco"/>
    </style:style>
    <style:style style:name="T10" style:family="text">
      <style:text-properties style:font-name="Monaco" fo:font-size="9pt" style:font-size-asian="9pt" style:font-size-complex="9pt"/>
    </style:style>
    <style:style style:name="T11" style:family="text">
      <style:text-properties style:font-name="Monaco" fo:font-size="9pt" fo:font-weight="normal" style:font-size-asian="9pt" style:font-weight-asian="normal" style:font-size-complex="9pt" style:font-weight-complex="normal"/>
    </style:style>
    <style:style style:name="T12" style:family="text">
      <style:text-properties style:font-size-asian="9pt"/>
    </style:style>
    <style:style style:name="T13" style:family="text">
      <style:text-properties style:font-size-complex="9pt"/>
    </style:style>
    <style:style style:name="T14" style:family="text">
      <style:text-properties fo:font-style="normal" style:font-style-asian="normal" style:font-style-complex="normal"/>
    </style:style>
    <style:style style:name="T15" style:family="text">
      <style:text-properties fo:font-style="normal" style:font-name-asian="Arial Unicode MS" style:font-style-asian="normal" style:font-name-complex="Tahoma" style:font-style-complex="normal"/>
    </style:style>
    <style:style style:name="T16" style:family="text">
      <style:text-properties fo:color="#0000c0" style:font-name="Arial" fo:font-style="normal" style:font-name-asian="Arial Unicode MS" style:font-style-asian="normal" style:font-name-complex="Tahoma" style:font-style-complex="normal"/>
    </style:style>
    <style:style style:name="fr1" style:family="graphic" style:parent-style-name="Frame">
      <style:graphic-properties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top" style:vertical-rel="paragraph-content" style:horizontal-pos="center"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93in" fo:text-indent="-0.25in" fo:margin-left="0.9193in"/>
        </style:list-level-properties>
        <style:text-properties style:font-name="Lucida Grande"/>
      </text:list-level-style-bullet>
      <text:list-level-style-bullet text:level="3" text:style-name="Bullet_20_Symbols" style:num-suffix="." text:bullet-char="▫">
        <style:list-level-properties text:list-level-position-and-space-mode="label-alignment">
          <style:list-level-label-alignment text:label-followed-by="listtab" text:list-tab-stop-position="1.1693in" fo:text-indent="-0.25in" fo:margin-left="1.1693in"/>
        </style:list-level-properties>
        <style:text-properties style:font-name="Lucida Grande"/>
      </text:list-level-style-bullet>
      <text:list-level-style-bullet text:level="4" text:style-name="Bullet_20_Symbols" style:num-suffix="."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5">1.Memory Management<text:tab/>2</text:p>
          <text:p text:style-name="P26">1.1.Scope Check<text:tab/>3</text:p>
          <text:p text:style-name="P26">1.2.Incomplete Analysis of Assignments<text:tab/>4</text:p>
          <text:p text:style-name="P27">Static Fields<text:tab/>4</text:p>
          <text:p text:style-name="P27">Thread Queues &amp; Monitors<text:tab/>7</text:p>
          <text:p text:style-name="P27">HashTable, Vector, etc<text:tab/>7</text:p>
          <text:p text:style-name="P27">SCJ Library<text:tab/>8</text:p>
          <text:p text:style-name="P26">1.3.Memory Leak Prevention (plan)<text:tab/>8</text:p>
          <text:p text:style-name="P26">1.4.Implementation Details<text:tab/>9</text:p>
          <text:p text:style-name="P25">2.External Event<text:tab/>10</text:p>
          <text:p text:style-name="P26">2.1.VM events<text:tab/>10</text:p>
          <text:p text:style-name="P26">2.2.SCJ Happenings<text:tab/>10</text:p>
          <text:p text:style-name="P26">2.3.Event Handling Model<text:tab/>10</text:p>
          <text:p text:style-name="P26">2.4.Other Implementation Details<text:tab/>11</text:p>
          <text:p text:style-name="P26">2.5.Interrupt Handler Priority<text:tab/>12</text:p>
          <text:p text:style-name="P26">2.6.Implementation<text:tab/>13</text:p>
          <text:p text:style-name="P26">2.7.Problems<text:tab/>13</text:p>
          <text:p text:style-name="P25">3.Class Pre-initialization <text:s/>(plan)<text:tab/>14</text:p>
          <text:p text:style-name="P26">3.1.Overview<text:tab/>14</text:p>
          <text:p text:style-name="P26">3.2.Procedure<text:tab/>14</text:p>
          <text:p text:style-name="P26">3.3.Implementation Details<text:tab/>15</text:p>
          <text:p text:style-name="P25">4.Reschedule Performance Improvement (plan)<text:tab/>15</text:p>
          <text:p text:style-name="P26">4.1.Design<text:tab/>16</text:p>
          <text:p text:style-name="P25">5.Time Related Issues<text:tab/>17</text:p>
          <text:p text:style-name="P26">5.1.Nanoseconds<text:tab/>17</text:p>
          <text:p text:style-name="P26">5.2.Absolute Time Sleep<text:tab/>17</text:p>
          <text:p text:style-name="P26">5.3.Clock Limitation<text:tab/>17</text:p>
          <text:p text:style-name="P25">6.TODOs<text:tab/>17</text:p>
        </text:index-body>
      </text:table-of-content>
      <text:p text:style-name="Standard"/>
      <text:h text:style-name="P18" text:outline-level="1"><text:bookmark text:name="__RefHeading__3_169792661"/>Memory Management<text:bookmark-end text:name="__RefHeading__3_169792661"/></text:h>
      <text:p text:style-name="Text_20_body">Pure SCJ should only use region-based memory management. But in order to save time, we just add things without removing anything.</text:p>
      <text:p text:style-name="Text_20_body_20_indent">On top of the original memory layout, we add SCJ memory space which contains two sub-spaces: Immortal (IMM) and Scoped (SCP) as shown in <text:sequence-ref text:reference-format="caption" text:ref-name="refFigure0"/><text:sequence-ref text:reference-format="caption" text:ref-name="refFigure0"/><text:sequence-ref text:reference-format="category-and-value" text:ref-name="refFigure0">Figure 1</text:sequence-ref>. The immortal space is used for immortal memory and the scoped space is for allocating all other bounded-lifetime memory regions.</text:p>
      <text:p text:style-name="P10">RAM is originally used as heap which is not used in SCJ. NVM is not neither. For ROM, we treat it as immortal memory. </text:p>
      <text:p text:style-name="P5"><draw:frame draw:style-name="fr1" draw:name="Frame1" text:anchor-type="paragraph" svg:y="0.1402in" svg:width="4.1299in" draw:z-index="0"><draw:text-box fo:min-height="0.0201in"><text:p text:style-name="P3"><text:s text:c="4"/>Memory_start</text:p><text:p text:style-name="P3"><text:s text:c="6"/>ROM: <text:s text:c="4"/>treated as immortal</text:p><text:p text:style-name="P3"><text:s text:c="6"/>RAM: <text:s text:c="4"/>not used; should not contain any objects</text:p><text:p text:style-name="P3"><text:s text:c="6"/>NVM: <text:s text:c="4"/>not used; should not contain any objects</text:p><text:p text:style-name="P3"><text:s text:c="6"/>IMM: <text:s text:c="4"/>immortal space <text:s/>(NEW!)</text:p><text:p text:style-name="P3"><text:s text:c="6"/>SCP: <text:s text:c="4"/>scoped <text:s text:c="2"/>space <text:s/>(NEW!)</text:p><text:p text:style-name="P3"><text:s text:c="6"/>serviceStack</text:p><text:p text:style-name="P3"><text:s text:c="6"/>argv copy</text:p><text:p text:style-name="P4"><text:s text:c="4"/>Memory_end</text:p></draw:text-box></draw:frame>Figure <text:sequence text:ref-name="refFigure0" text:name="Figure" text:formula="ooow:Figure+1" style:num-format="1">1</text:sequence></text:p>
      <text:p text:style-name="Standard"/>
      <text:p text:style-name="P10">Backing store (BS). We use term "scope" to refer to a memory region on high-level (from the user's perspective), and use "backing store" to refer to the same thing on low-level. Basically, a scope may remain the same while its underlying backing store is changed. Furthermore, every realtime thread has a backing store which is dedicated to that thread. The backing store will not be reclaimed until the thread terminates. Details will be reached in following parts.</text:p>
      <text:p text:style-name="P10">The SCJ space is organized as backing store trees. Each node is a BS which contains two pointers (allocStart / allocEnd) pointing to the low and high boundary addresses and a top pointer (allocTop) to the top of allocated memory in the backing store, as shown in <text:sequence-ref text:reference-format="category-and-value" text:ref-name="refFigure1">Figure 2</text:sequence-ref>. Upon receiving a request of creating a BS with certain size, a memory space with size of </text:p>
      <text:p text:style-name="P2">real size = roundUpToWords(size) + sizeOf(BS instance)</text:p>
      <text:p text:style-name="Standard"><text:s text:c="8"/></text:p>
      <text:p text:style-name="Text_20_body">will be allocated. The BS instance is placed at the front of the memory space it owns.</text:p>
      <text:p text:style-name="P5"><draw:frame draw:style-name="fr2" draw:name="Frame2" text:anchor-type="paragraph" svg:width="4.1547in" style:rel-width="60%" draw:z-index="3"><draw:text-box fo:min-height="0.0201in"><text:p text:style-name="P3"><text:s text:c="4"/>|-------------| <text:s/>&lt;- allocStart <text:s text:c="15"/>---</text:p><text:p text:style-name="P3"><text:s text:c="4"/>| BS instance | <text:s text:c="31"/>|</text:p><text:p text:style-name="P3"><text:s text:c="4"/>|-------------| <text:s/>&lt;- allocTop <text:s text:c="6"/>--- </text:p><text:p text:style-name="P3"><text:s text:c="4"/>| <text:s text:c="12"/>| <text:s text:c="20"/>| <text:s text:c="6"/>real size</text:p><text:p text:style-name="P3"><text:s text:c="4"/>| Free space <text:s/>| <text:s text:c="19"/>size</text:p><text:p text:style-name="P3"><text:s text:c="4"/>| <text:s text:c="12"/>| <text:s text:c="20"/>| <text:s text:c="9"/>|</text:p><text:p text:style-name="P3"><text:s text:c="4"/>|-------------| <text:s/>&lt;- allocEnd <text:s text:c="6"/>--- <text:s text:c="7"/>---</text:p></draw:text-box></draw:frame>Figure <text:sequence text:ref-name="refFigure1" text:name="Figure" text:formula="ooow:Figure+1" style:num-format="1">2</text:sequence></text:p>
      <text:p text:style-name="Standard"><text:s text:c="2"/></text:p>
      <text:p text:style-name="P10">Immortal (indexed 0) and Scoped (indexed 1) are the roots of trees. Since Immortal contains only one node, it is a leaf at the same time. Leaves correspond to user-level scopes, where user code can allocate objects in, while non-leaves are invisible to users; they will be used to allocate children BSs or other auxiliary objects.</text:p>
      <text:p text:style-name="P10"><text:sequence-ref text:reference-format="category-and-value" text:ref-name="refFigure2">Figure 3</text:sequence-ref> shows an example BS trees. There is one active mission which consists of two threads <text:soft-page-break/>(schedulable objects), which are in the stage where their initial private memories (BS-5 and BS-6 respectively) have been entered. Besides that, thread 1 also entered a nested private memory BS-7. Every child BS is allocated in its parent BS's space in a stack way. The top BS is annotated with a star in the figure. <text:s/></text:p>
      <text:p text:style-name="P10">In order to index BSs, there is an index table preceding a certain number of child BSs. They are shown in the layout figure with I. An index table contains an array holding references to the BSs following it. The capacity of the array would not change so when an index table is full, one other is created and linked to the tail of the index table queue. In the example, the capacity is set to 2, so BS-4 is indexed by a second table. <text:s/></text:p>
      <text:p text:style-name="P10">Index tables are used in searching (by binary search) the enclosing BS of an memory address. In practice, we don't want too many index tables to be created (at best just one) since this will harm the searching performance, since the binary search can only be done in per-table basis. The complexity of across tables searching part is linear. <text:s/></text:p>
      <text:p text:style-name="P10">An index table is reclaimed as the last one BS it indexes is reclaimed. So allocation and reclamation of such BS would incur extra overhead.</text:p>
      <text:p text:style-name="P5"><draw:frame draw:style-name="fr2" draw:name="Frame3" text:anchor-type="paragraph" svg:width="6.45in" draw:z-index="1"><draw:text-box fo:min-height="0.1402in"><text:p text:style-name="P8"><text:s text:c="4"/>|* BS and scope correspondence *|</text:p><text:p text:style-name="P3"><text:s text:c="4"/></text:p><text:p text:style-name="P3"><text:s text:c="4"/>BS-0 <text:s text:c="4"/>Immortal <text:s text:c="8"/>(leaf)</text:p><text:p text:style-name="P3"><text:s text:c="4"/>BS-1 <text:s text:c="4"/>Scoped</text:p><text:p text:style-name="P3"><text:s text:c="6"/>BS-2 <text:s text:c="4"/>mission memory (leaf)</text:p><text:p text:style-name="P3"><text:s text:c="6"/>BS-3 <text:s text:c="4"/>backing store for thread 1</text:p><text:p text:style-name="P3"><text:s text:c="8"/>BS-5 <text:s text:c="4"/>private 0 <text:s text:c="3"/>(leaf)</text:p><text:p text:style-name="P3"><text:s text:c="8"/>BS-7* <text:s text:c="3"/>private 1 <text:s text:c="3"/>(leaf)</text:p><text:p text:style-name="P3"><text:s text:c="6"/>BS-4* <text:s text:c="3"/>backing store for thread 2</text:p><text:p text:style-name="P3"><text:s text:c="8"/>BS-6* <text:s text:c="3"/>private 0 <text:s text:c="3"/>(leaf)</text:p><text:p text:style-name="P3"><text:s text:c="8"/></text:p><text:p text:style-name="P3"><text:s text:c="3"/></text:p><text:p text:style-name="P3"><text:s text:c="4"/>|* Layout in memory, address grows towards right *|</text:p><text:p text:style-name="P3"><text:s text:c="4"/></text:p><text:p text:style-name="P3"><text:s text:c="6"/>ROM <text:s text:c="2"/>Heap <text:s text:c="5"/>BS-0 <text:s text:c="29"/>BS-1</text:p><text:p text:style-name="P3"><text:s text:c="4"/>|-----|------|------------|--------------------------------------------------------|</text:p><text:p text:style-name="P3"><text:s text:c="31"/>I <text:s/>BS-2 <text:s text:c="13"/>BS-3 <text:s text:c="11"/>I <text:s text:c="3"/>BS-4* <text:s text:c="14"/></text:p><text:p text:style-name="P3"><text:s text:c="30"/>|-|------|---------------------------|-|-----------| <text:s text:c="4"/>|</text:p><text:p text:style-name="P3"><text:s text:c="40"/>I <text:s/>BS-5 <text:s text:c="2"/>BS-7* <text:s text:c="14"/>I <text:s/>BS-6*</text:p><text:p text:style-name="P3"><text:s text:c="39"/>|-|------|------| <text:s text:c="10"/>| |-|------| <text:s/>| <text:s text:c="4"/>| <text:s text:c="3"/></text:p><text:p text:style-name="P8"><text:s text:c="37"/></text:p></draw:text-box></draw:frame>Figure <text:sequence text:ref-name="refFigure2" text:name="Figure" text:formula="ooow:Figure+1" style:num-format="1">3</text:sequence>.</text:p>
      <text:p text:style-name="Standard"><text:s text:c="2"/></text:p>
      <text:p text:style-name="P10">The current way of BS management is not complicated in general, but there is a much simpler way as long as the platform's memory resource is not restricted: organizing and allocating the memory in page basis and maintaining a map from page numbers to BSs for BS searching. The searching complexity drops to constant. This mean is not suitable for small memory environment (~ hundreds of KB) because where the page size must be relatively small, consequently the map itself becomes negligible in terms of size. </text:p>
      <text:h text:style-name="P20" text:outline-level="2">Scope Check</text:h>
      <text:p text:style-name="Standard"><text:s/></text:p>
      <text:p text:style-name="Standard">Scope check is to check for the rule that <text:span text:style-name="T4">an object in a BS cannot reference other objects located in shorter living BSs</text:span> to prevent dangling pointer problem. Any assignment that violates this rule is called <text:soft-page-break/><text:span text:style-name="T5">illegal assignment</text:span>. The scope check for <text:span text:style-name="T6">obj1.f = obj2</text:span> is done in this way:</text:p>
      <text:p text:style-name="Standard"/>
      <text:p text:style-name="P3"><text:s text:c="4"/>- fast path: if addressOf(obj1) &gt; addressOf(obj2), OK; </text:p>
      <text:p text:style-name="P3"><text:s text:c="17"/>else slow path</text:p>
      <text:p text:style-name="P3"><text:s text:c="4"/>- slow path: if BSof(obj1) == BSof(obj2), OK; </text:p>
      <text:p text:style-name="P3"><text:s text:c="17"/>else FAIL.</text:p>
      <text:p text:style-name="P3"/>
      <text:p text:style-name="P9">The rational of the fast path is that BSs on high addresses always have shorter life than those on lower addresses.</text:p>
      <text:p text:style-name="P10">Scope check is done as a write barrier along with updating reference operation. For now, all reference updates are checked. However, we want a way to disable scope check for some updates, because scope rule has to be violated sometimes for variety kinds of reasons and those violations are known not to be able to cause any error in the end. e.g. checking BS pointer manipulation must be disabled as the BS structures would be in an inconsistent status during then so the slow path would not work. Other examples include letting a thread wait for a monitor. Some references from the monitor to the waiting threads can be illegal; however, it is guaranteed that a waiting thread will eventually detach itself from that monitor before it terminates (then its BS is reclaimed). </text:p>
      <text:p text:style-name="P10">The current way to disable scope check is simple but inefficient and not thread safe: a static field, <text:span text:style-name="T6">BackingStore.scopeCheckEnabled</text:span>, is used as a switch, so for every assignment which is not supposed to be checked, one needs to surround it by <text:span text:style-name="T6">BackingStore.disableScopeCheck()/enableScopeCheck()</text:span> pair. </text:p>
      <text:p text:style-name="P10">An ideal way would be to have a new annotation denoting whether a method or assignment expression should be checked or not. This makes the unnecessary check removed statically, which is still simple, no harm to performance, and not related to threading issue. <text:s/></text:p>
      <text:p text:style-name="P10"><text:span text:style-name="T4">NOTE</text:span>: <text:s/>All check on illegal assignments that are known to be safe must be explicitly disabled. <text:span text:style-name="T4">An illegal assignment is safe if all the references to a short-live object will be explicitly nulled before the object dies</text:span>. One such example is the hash tables used in Squawk. The hash table entries can be created anywhere besiding its item; so attaching it to the hash table can be illegal. However, when an item is dying, the entry will be removed explicitly from the table so there would not be any stale entries left that might be a resource of dangling pointers. It must be very careful to disable a scope check. One can disable it only if the assignment is safe for sure IN ANY CASES. </text:p>
      <text:p text:style-name="P10">In the end, a failed check must throw <text:span text:style-name="T6">IllegalAssignmentError</text:span>. However, for now, two issues prevent us from doing so: 1) we cannot fully distinguish those safe illegal assignments; performing checks on them can generate false-positive results; 2) there might be unsafe ones that have not been revealed in tests, we want to catch all of them rather than abort the execution immediately after the first appeared one. Given this, our slow path, <text:span text:style-name="T6">BackingStore.scopeCheckSlow(Address, Address)</text:span>, simply print warning message when getting to a illegal assignment.</text:p>
      <text:h text:style-name="Heading_20_2" text:outline-level="2">Incomplete Analysis of Assignments</text:h>
      <text:p text:style-name="Text_20_body">Although all of the assignments should be analyzed and categorized as safe or unsafe, there are too many of them. Here we only examine those VM core classes (those under <text:span text:style-name="T11">com.sun.squawk</text:span>) and SCJ library classes (<text:span text:style-name="T6">javax.realtime</text:span>, <text:span text:style-name="T6">javax.safetycritical</text:span>).</text:p>
      <text:h text:style-name="Heading_20_3" text:outline-level="3">Static Fields</text:h>
      <text:p text:style-name="Text_20_body">As the class instances always reside in immortal memory, it is only safe for static fields to reference the <text:soft-page-break/>objects in immortal too. If the object is globally needed, we should switch to immortal when allocating it. Otherwise, disable scope check for safe and fix the unsafe ones. </text:p>
      <text:list xml:id="list2172998347" text:style-name="L12">
        <text:list-item>
          <text:p text:style-name="P37"><text:span text:style-name="T6">GC</text:span></text:p>
          <text:list>
            <text:list-item>
              <text:p text:style-name="P38">GarbageCollector collector</text:p>
              <text:list>
                <text:list-item>
                  <text:p text:style-name="P37">not used.</text:p>
                </text:list-item>
              </text:list>
            </text:list-item>
            <text:list-item>
              <text:p text:style-name="P38">SquawkHashtable <text:s/>heapstats</text:p>
              <text:list>
                <text:list-item>
                  <text:p text:style-name="P37">unsafe: <text:s text:c="2"/>Can be allocated anywhere, but only for debug</text:p>
                </text:list-item>
                <text:list-item>
                  <text:p text:style-name="P37">solution: Let it be</text:p>
                </text:list-item>
              </text:list>
            </text:list-item>
            <text:list-item>
              <text:p text:style-name="P38">ObjectMemory[] <text:s text:c="2"/>readOnlyObjectMemories</text:p>
              <text:list>
                <text:list-item>
                  <text:p text:style-name="P37">not sure ...</text:p>
                </text:list-item>
              </text:list>
            </text:list-item>
          </text:list>
        </text:list-item>
      </text:list>
      <text:p text:style-name="Standard"/>
      <text:list xml:id="list2140093234" text:continue-numbering="true" text:style-name="L12">
        <text:list-item>
          <text:p text:style-name="P37"><text:span text:style-name="T6">JavaApplicationManager</text:span></text:p>
          <text:list>
            <text:list-item>
              <text:p text:style-name="P37"><text:span text:style-name="T6">String classPath</text:span> <text:s text:c="9"/></text:p>
            </text:list-item>
            <text:list-item>
              <text:p text:style-name="P38">String parentSuiteURI</text:p>
            </text:list-item>
            <text:list-item>
              <text:p text:style-name="P38">String testMIDletClass</text:p>
              <text:list>
                <text:list-item>
                  <text:p text:style-name="P37">all safe: Refer to strings in Immortal and never change.</text:p>
                </text:list-item>
              </text:list>
            </text:list-item>
          </text:list>
        </text:list-item>
      </text:list>
      <text:p text:style-name="Standard"/>
      <text:list xml:id="list1674661022" text:continue-numbering="true" text:style-name="L12">
        <text:list-item>
          <text:p text:style-name="P38">Klass</text:p>
          <text:list>
            <text:list-item>
              <text:p text:style-name="P38">Klass ADDRESS - VOID, klassClass</text:p>
              <text:list>
                <text:list-item>
                  <text:p text:style-name="P37">all safe: Refer to Klass instances in ROM.</text:p>
                </text:list-item>
              </text:list>
            </text:list-item>
            <text:list-item>
              <text:p text:style-name="P37"><text:span text:style-name="T6">SquawkHashtable klassToClass</text:span> </text:p>
              <text:list>
                <text:list-item>
                  <text:p text:style-name="P37">unsafe: <text:s text:c="2"/>Lazy-allocated in asClass(Klass). </text:p>
                </text:list-item>
                <text:list-item>
                  <text:p text:style-name="P37">solution: Forced to be allocated in Immortal.</text:p>
                </text:list-item>
              </text:list>
            </text:list-item>
            <text:list-item>
              <text:p text:style-name="P38">KlassInitializationState initializationQueue</text:p>
              <text:list>
                <text:list-item>
                  <text:p text:style-name="P37">unsafe: <text:s text:c="2"/>New queue node can be created in <text:span text:style-name="T6">setInitializationState(VMThread)</text:span> whenever a new class is going to be initialized. </text:p>
                </text:list-item>
                <text:list-item>
                  <text:p text:style-name="P37">solution: Forced to be allocated in Immortal.</text:p>
                </text:list-item>
              </text:list>
            </text:list-item>
          </text:list>
        </text:list-item>
      </text:list>
      <text:p text:style-name="Standard"/>
      <text:list xml:id="list290916312" text:continue-numbering="true" text:style-name="L12">
        <text:list-item>
          <text:p text:style-name="P38">NativeUnsafe</text:p>
          <text:list>
            <text:list-item>
              <text:p text:style-name="P38">byte[] <text:s text:c="9"/>memory</text:p>
            </text:list-item>
            <text:list-item>
              <text:p text:style-name="P38">byte[] <text:s text:c="9"/>typeMap</text:p>
            </text:list-item>
            <text:list-item>
              <text:p text:style-name="P38">BitSet <text:s text:c="9"/>oopMap</text:p>
              <text:list>
                <text:list-item>
                  <text:p text:style-name="P37">not sure: </text:p>
                </text:list-item>
              </text:list>
            </text:list-item>
            <text:list-item>
              <text:p text:style-name="P38">SquawkHashtable unresolvedClassPointers</text:p>
              <text:list>
                <text:list-item>
                  <text:p text:style-name="P37">not sure: Seems to be used when hosted</text:p>
                </text:list-item>
              </text:list>
            </text:list-item>
          </text:list>
        </text:list-item>
      </text:list>
      <text:p text:style-name="Standard"/>
      <text:list xml:id="list941472352" text:continue-numbering="true" text:style-name="L12">
        <text:list-item>
          <text:p text:style-name="P37"><text:span text:style-name="T6">ObjectMemoryLoader</text:span></text:p>
          <text:list>
            <text:list-item>
              <text:p text:style-name="P38">String filePathelements</text:p>
              <text:list>
                <text:list-item>
                  <text:p text:style-name="P37">safe: Refer to string in Immortal and never change.</text:p>
                </text:list-item>
              </text:list>
            </text:list-item>
          </text:list>
        </text:list-item>
      </text:list>
      <text:p text:style-name="Standard"/>
      <text:list xml:id="list1997589755" text:continue-numbering="true" text:style-name="L12">
        <text:list-item>
          <text:p text:style-name="P37"><text:span text:style-name="T6">ServiceOperation</text:span></text:p>
          <text:list>
            <text:list-item>
              <text:p text:style-name="P38">Throwable pendingException</text:p>
              <text:list>
                <text:list-item>
                  <text:p text:style-name="P37">unsafe for now: but with fully implemented SCJ exception handling, it should <text:s text:c="9"/>be safe.</text:p>
                </text:list-item>
              </text:list>
            </text:list-item>
          </text:list>
        </text:list-item>
      </text:list>
      <text:p text:style-name="Standard"/>
      <text:list xml:id="list1062955874" text:continue-numbering="true" text:style-name="L12">
        <text:list-item>
          <text:p text:style-name="P37"><text:span text:style-name="T6">SymbolParser</text:span></text:p>
          <text:list>
            <text:list-item>
              <text:p text:style-name="P38"><text:soft-page-break/>SymbolParser p1, p2</text:p>
              <text:list>
                <text:list-item>
                  <text:p text:style-name="P37">unsafe: <text:s text:c="2"/>Created in <text:span text:style-name="T6">create(byte[], Klass[])</text:span>. </text:p>
                </text:list-item>
                <text:list-item>
                  <text:p text:style-name="P37">solution: Forced to be allocated in Immortal.</text:p>
                </text:list-item>
              </text:list>
            </text:list-item>
            <text:list-item>
              <text:p text:style-name="P38">ByteBufferEncoder membersBuffer</text:p>
            </text:list-item>
            <text:list-item>
              <text:p text:style-name="P38">ByteBufferEncoder symbolsBuffer</text:p>
            </text:list-item>
          </text:list>
        </text:list-item>
      </text:list>
      <text:p text:style-name="Standard"/>
      <text:list xml:id="list1514195712" text:continue-numbering="true" text:style-name="L12">
        <text:list-item>
          <text:p text:style-name="P37"><text:span text:style-name="T6">VM</text:span></text:p>
          <text:list>
            <text:list-item>
              <text:p text:style-name="P38">Hashtable commandLineProperties</text:p>
              <text:list>
                <text:list-item>
                  <text:p text:style-name="P37">safe: Created before SCJ program starts; used to pass properties to Isolates. <text:s text:c="16"/>It will become garbage after the Isolate is created.</text:p>
                </text:list-item>
              </text:list>
            </text:list-item>
            <text:list-item>
              <text:p text:style-name="P38">Isolate <text:s text:c="2"/>currentIsolate</text:p>
              <text:list>
                <text:list-item>
                  <text:p text:style-name="P37">safe: There is only one Isolate, <text:span text:style-name="T6">com.sun.squawk.JavaApplicationManager</text:span>, throughout <text:s text:c="16"/>the execution.</text:p>
                </text:list-item>
              </text:list>
            </text:list-item>
            <text:list-item>
              <text:p text:style-name="P38">String <text:s text:c="3"/>isolateInitializer</text:p>
              <text:list>
                <text:list-item>
                  <text:p text:style-name="P37">safe: Created before SCJ program starts.</text:p>
                </text:list-item>
              </text:list>
            </text:list-item>
            <text:list-item>
              <text:p text:style-name="P38">Object <text:s text:c="3"/>keyedGlobalsMutex</text:p>
            </text:list-item>
            <text:list-item>
              <text:p text:style-name="P38">IntHashtable keyeGlobals</text:p>
              <text:list>
                <text:list-item>
                  <text:p text:style-name="P37">unsafe: Lazily initialized in <text:span text:style-name="T6">VM.getKeyedGlobalsMutex()</text:span>; don't know how these two <text:s text:c="17"/>fields are used</text:p>
                </text:list-item>
              </text:list>
            </text:list-item>
            <text:list-item>
              <text:p text:style-name="P38">Object <text:s text:c="3"/>reportedArray</text:p>
              <text:list>
                <text:list-item>
                  <text:p text:style-name="P37">safe: Assigned and cleared right before <text:span text:style-name="T6">ArrayIndexOutOfBoundsException</text:span> is <text:s text:c="16"/>going to be thrown.</text:p>
                </text:list-item>
              </text:list>
            </text:list-item>
            <text:list-item>
              <text:p text:style-name="P38">OutOfMemoryError <text:s text:c="4"/>outOfMemoryError</text:p>
              <text:list>
                <text:list-item>
                  <text:p text:style-name="P37">safe: Initialized in at VM startup and never change.</text:p>
                </text:list-item>
              </text:list>
            </text:list-item>
            <text:list-item>
              <text:p text:style-name="P38">PeripheralRegistry <text:s text:c="2"/>peripheralRegistry</text:p>
              <text:list>
                <text:list-item>
                  <text:p text:style-name="P37">unsafe: Lazily initialized in <text:span text:style-name="T6">VM.getPeripheralRegistry()</text:span>. Not familiar with this <text:s text:c="17"/>part.</text:p>
                </text:list-item>
              </text:list>
            </text:list-item>
            <text:list-item>
              <text:p text:style-name="P38">SquawkHashtable <text:s text:c="5"/>registeredMailboxes</text:p>
              <text:list>
                <text:list-item>
                  <text:p text:style-name="P37">unsafe: Lazily initialized in <text:span text:style-name="T6">VM.registerMailbox(String, Mailbox)</text:span>. </text:p>
                </text:list-item>
              </text:list>
            </text:list-item>
            <text:list-item>
              <text:p text:style-name="P38">CallbackManager <text:s text:c="5"/>shutdownHooks</text:p>
              <text:list>
                <text:list-item>
                  <text:p text:style-name="P37">safe: Initialized in at VM startup and never change.</text:p>
                </text:list-item>
              </text:list>
            </text:list-item>
            <text:list-item>
              <text:p text:style-name="P38">WeakIsolateListEntry isolates</text:p>
              <text:list>
                <text:list-item>
                  <text:p text:style-name="P37">safe: There is only one Isolate.</text:p>
                </text:list-item>
              </text:list>
            </text:list-item>
            <text:list-item>
              <text:p text:style-name="P38">VMBufferDecoder <text:s text:c="5"/>vmbufferDecoder</text:p>
              <text:list>
                <text:list-item>
                  <text:p text:style-name="P37">safe: Initialized in at VM startup and never change.</text:p>
                </text:list-item>
              </text:list>
            </text:list-item>
          </text:list>
        </text:list-item>
      </text:list>
      <text:p text:style-name="Standard"/>
      <text:list xml:id="list589911774" text:continue-numbering="true" text:style-name="L12">
        <text:list-item>
          <text:p text:style-name="P37"><text:span text:style-name="T6">VMThread</text:span></text:p>
          <text:list>
            <text:list-item>
              <text:p text:style-name="P38">VMThread <text:s text:c="6"/>currentThread</text:p>
            </text:list-item>
            <text:list-item>
              <text:p text:style-name="P38">VMThread <text:s text:c="6"/>otherThread</text:p>
            </text:list-item>
            <text:list-item>
              <text:p text:style-name="P38">ThreadQueue <text:s text:c="3"/>runnableThreads</text:p>
            </text:list-item>
            <text:list-item>
              <text:p text:style-name="P38">TimerQueue <text:s text:c="4"/>timerQueue</text:p>
              <text:list>
                <text:list-item>
                  <text:p text:style-name="P37">safe: SCJ guarantees that a thread in a scope will definitely terminate before <text:s text:c="16"/>the enclosing scope is reclaimed. And it is always true that a terminated <text:s text:c="16"/>thread cannot be in any queues hence cannot be referenced by either <text:s text:c="16"/><text:span text:style-name="T6">currentThread</text:span> or <text:span text:style-name="T6">otherThread</text:span> since which will only be assigned with the <text:s text:c="16"/>threads just being detached from a queue. So no dangling pointers would <text:s text:c="16"/>show up regarding these fields.</text:p>
                </text:list-item>
              </text:list>
            </text:list-item>
            <text:list-item>
              <text:p text:style-name="P38"><text:soft-page-break/>VMThread serviceThread</text:p>
            </text:list-item>
            <text:list-item>
              <text:p text:style-name="P38">EventHashtable events, osevents</text:p>
              <text:list>
                <text:list-item>
                  <text:p text:style-name="P37">safe: Permanent stuff initialized in <text:span text:style-name="T6">VMThread.initializeThreading()</text:span>.</text:p>
                </text:list-item>
              </text:list>
            </text:list-item>
            <text:list-item>
              <text:p text:style-name="P38">SystemEvents <text:s text:c="2"/>systemEvents</text:p>
              <text:list>
                <text:list-item>
                  <text:p text:style-name="P37">safe: Permanent stuff initialized in <text:span text:style-name="T6">VMThread.initializeThreading2()</text:span>.</text:p>
                </text:list-item>
              </text:list>
            </text:list-item>
          </text:list>
        </text:list-item>
      </text:list>
      <text:h text:style-name="P22" text:outline-level="3">Thread Queues &amp; Monitors</text:h>
      <text:p text:style-name="P12">The <text:span text:style-name="T6">VMThread</text:span> is often linked together as a queue, e.g. <text:span text:style-name="T6">runnableQueue</text:span>, <text:span text:style-name="T6">timerQueue</text:span>. The linking references are safe since the thread will detach itself from those queues before it dies.</text:p>
      <text:p text:style-name="Text_20_body_20_indent"><text:span text:style-name="T6">Monitor</text:span> (or <text:span text:style-name="T6">ObjectAssociation</text:span>) are made to be allocated aside to the associated object. Due to the reason explaned above, assignemts concering its three fields: <text:span text:style-name="T6">condvarQueue</text:span>, <text:span text:style-name="T6">monitorQueue</text:span>, and <text:span text:style-name="T6">owner</text:span> are safe.</text:p>
      <text:h text:style-name="P24" text:outline-level="3"><text:span text:style-name="T3">HashTable</text:span>, Vector, etc</text:h>
      <text:p text:style-name="P12">These data structures are usually used to hold or cache some VM components. As long as they are allocated in the right place, the add operations (the ones estabulishing references) are generally safe due to the same reason – the items that are going to be useless will be removed explicitly. </text:p>
      <text:p text:style-name="Text_20_body_20_indent">NOTE: dynamical growth, such as rehash(), should be avoid because 1) it leaves the old container as garbage; 2) the new larger container will be allocated in the "current" scope which may be shorter lived.</text:p>
      <text:p text:style-name="Text_20_body_20_indent">Here we give a list of all the HashTable usage:</text:p>
      <text:list xml:id="list1046468206" text:continue-numbering="true" text:style-name="L12">
        <text:list-item>
          <text:p text:style-name="P38">IntHashtable</text:p>
          <text:list>
            <text:list-item>
              <text:p text:style-name="P37"><text:span text:style-name="T6">VM.keyeGlobals</text:span></text:p>
            </text:list-item>
          </text:list>
        </text:list-item>
        <text:list-item>
          <text:p text:style-name="P38">EventHashtable</text:p>
          <text:list>
            <text:list-item>
              <text:p text:style-name="P37"><text:span text:style-name="T6">VMThread.events</text:span></text:p>
            </text:list-item>
            <text:list-item>
              <text:p text:style-name="P37"><text:span text:style-name="T6">VMThread.osevents</text:span></text:p>
            </text:list-item>
          </text:list>
        </text:list-item>
        <text:list-item>
          <text:p text:style-name="P37"><text:span text:style-name="T6">SquawkHashtable</text:span></text:p>
          <text:list>
            <text:list-item>
              <text:p text:style-name="P38">ComputationTimer.flatTimes</text:p>
            </text:list-item>
            <text:list-item>
              <text:p text:style-name="P37"><text:span text:style-name="T6">ComputationTimer.totalTimes</text:span></text:p>
            </text:list-item>
            <text:list-item>
              <text:p text:style-name="P38">GC.heapstats</text:p>
            </text:list-item>
            <text:list-item>
              <text:p text:style-name="P38">Hashtable.delegate</text:p>
            </text:list-item>
            <text:list-item>
              <text:p text:style-name="P37"><text:span text:style-name="T6">Isolate.monitorHashtable</text:span></text:p>
            </text:list-item>
            <text:list-item>
              <text:p text:style-name="P38">Isolate.internedStrings</text:p>
            </text:list-item>
            <text:list-item>
              <text:p text:style-name="P38">Isolate.childIsolates;</text:p>
            </text:list-item>
            <text:list-item>
              <text:p text:style-name="P38">Isolate.childThreads</text:p>
            </text:list-item>
            <text:list-item>
              <text:p text:style-name="P38">Isolate.mailboxAddresses</text:p>
            </text:list-item>
            <text:list-item>
              <text:p text:style-name="P38">Isolate.mailboxes</text:p>
            </text:list-item>
            <text:list-item>
              <text:p text:style-name="P38">Isolate.properties</text:p>
            </text:list-item>
            <text:list-item>
              <text:p text:style-name="P38">Klass.klassToClass</text:p>
            </text:list-item>
            <text:list-item>
              <text:p text:style-name="P37"><text:span text:style-name="T6">VM.registeredMailboxes</text:span></text:p>
            </text:list-item>
            <text:list-item>
              <text:p text:style-name="P37"><text:span text:style-name="T6">PeripheralRegistry.peripheralArraysByType</text:span></text:p>
            </text:list-item>
          </text:list>
        </text:list-item>
      </text:list>
      <text:h text:style-name="P23" text:outline-level="3"><text:soft-page-break/>SCJ Library</text:h>
      <text:p text:style-name="P43">javax.realtime</text:p>
      <text:list xml:id="list1431350099" text:continue-numbering="true" text:style-name="L12">
        <text:list-item>
          <text:p text:style-name="P38">Timer</text:p>
          <text:list>
            <text:list-item>
              <text:p text:style-name="P38">Timer next</text:p>
            </text:list-item>
            <text:list-item>
              <text:p text:style-name="P37"><text:span text:style-name="T6">Timer prev</text:span></text:p>
              <text:list>
                <text:list-item>
                  <text:p text:style-name="P49">Timers are linked together. While most of the timers will be created in mission memory, the <text:span text:style-name="T6">NeverFireTimer</text:span> is created in immortal. Trying to link them will cause illegal assignment but not error since the dying timer is detached.</text:p>
                </text:list-item>
              </text:list>
            </text:list-item>
          </text:list>
        </text:list-item>
        <text:list-item>
          <text:p text:style-name="P38">Timer.TimerThead</text:p>
          <text:list>
            <text:list-item>
              <text:p text:style-name="P37"><text:span text:style-name="T6">Timer head</text:span></text:p>
              <text:list>
                <text:list-item>
                  <text:p text:style-name="P37">Same as above</text:p>
                </text:list-item>
              </text:list>
            </text:list-item>
          </text:list>
        </text:list-item>
        <text:list-item>
          <text:p text:style-name="P37"><text:span text:style-name="T6">MemoryArea</text:span></text:p>
          <text:list>
            <text:list-item>
              <text:p text:style-name="P37"><text:span text:style-name="T6">BackingStore bs</text:span></text:p>
              <text:list>
                <text:list-item>
                  <text:p text:style-name="P49">Since the backing store instance itself is placed at the backing store space, it will be definitely located at higher address than that of the <text:span text:style-name="T6">MemoryArea</text:span> instance. The safety of this reference relies on careful manipulation.</text:p>
                </text:list-item>
              </text:list>
            </text:list-item>
          </text:list>
        </text:list-item>
        <text:list-item>
          <text:p text:style-name="P37"><text:span text:style-name="T6">RealtimeThread</text:span></text:p>
          <text:list>
            <text:list-item>
              <text:p text:style-name="P37"><text:span text:style-name="T6">BackingStore bs</text:span></text:p>
              <text:list>
                <text:list-item>
                  <text:p text:style-name="P49">Same as above.</text:p>
                </text:list-item>
              </text:list>
            </text:list-item>
          </text:list>
        </text:list-item>
        <text:list-item>
          <text:p text:style-name="P38">ScopedMemory</text:p>
          <text:list>
            <text:list-item>
              <text:p text:style-name="P37"><text:span text:style-name="T6">Object portal</text:span></text:p>
              <text:list>
                <text:list-item>
                  <text:p text:style-name="P49">This is a RTSJ concept, used by mutiple threads running in a scope to share objects. The shared object is allocated in the backing store, which has higher address than <text:span text:style-name="T6">ScopedMemory</text:span> instance.</text:p>
                </text:list-item>
              </text:list>
            </text:list-item>
          </text:list>
        </text:list-item>
      </text:list>
      <text:p text:style-name="Standard"/>
      <text:p text:style-name="P43">javax.safetycritical</text:p>
      <text:list xml:id="list1920580986" text:continue-numbering="true" text:style-name="L12">
        <text:list-item>
          <text:p text:style-name="P38">Mission</text:p>
          <text:list>
            <text:list-item>
              <text:p text:style-name="P37"><text:span text:style-name="T6">MissionManager manager</text:span></text:p>
              <text:list>
                <text:list-item>
                  <text:p text:style-name="P49">A mission manager is created in the mission memory for each mission, holding all the schedulable objects registered to that mission. The reference can be illegal because the mission instance can be in immortal.</text:p>
                </text:list-item>
              </text:list>
            </text:list-item>
          </text:list>
        </text:list-item>
        <text:list-item>
          <text:p text:style-name="P38">ManagedMemory</text:p>
          <text:list>
            <text:list-item>
              <text:p text:style-name="P38">MissionManager manager</text:p>
              <text:list>
                <text:list-item>
                  <text:p text:style-name="P49">Same as above.</text:p>
                </text:list-item>
              </text:list>
            </text:list-item>
            <text:list-item>
              <text:p text:style-name="P38">PrivateMemory nested</text:p>
              <text:list>
                <text:list-item>
                  <text:p text:style-name="P48"><text:span text:style-name="T15">The nested private memory.</text:span></text:p>
                </text:list-item>
              </text:list>
            </text:list-item>
          </text:list>
        </text:list-item>
      </text:list>
      <text:p text:style-name="P47"><text:span text:style-name="T16"/></text:p>
      <text:h text:style-name="P20" text:outline-level="2">Memory Leak Prevention (plan)</text:h>
      <text:p text:style-name="P12">Current VM implementation assumes there is GC running, so do not care about generating garbage. However, with region-based memory management we have to be much more careful when creating new objects, since which could be the garbage that cause memory leak.</text:p>
      <text:p text:style-name="Text_20_body_20_indent">To prevent memory leak from happening, object pooling is generally useful, but high unpredictability can make it hard to use. Often time, creating objects dynamically is inevitable. Dynamically created objects can be handled differently depending on if they can escape from a method. </text:p>
      <text:p text:style-name="Text_20_body_20_indent"><text:soft-page-break/>It is easy to deal with non-escaping objects, <text:span text:style-name="T4">stack-allocation</text:span> can be used to create those objects in the call-stack frame. Typical examples of non-escaping objects include the temporary sub-string pieces when manipulating strings and iterators created for walking through collections. </text:p>
      <text:p text:style-name="Text_20_body_20_indent">For escaping objects, things go complicated since their live time are hard to predicate. We want to introduce <text:span text:style-name="T4">scratchpad area</text:span> to temporarily store those objects and empty the trash in proper time. Beside the problem of what is the safe time to empty the scratchpad, if the area should be fix-sized and if yes how to decide the max size remain problems.</text:p>
      <text:p text:style-name="Text_20_body_20_indent">Sometimes, the escaping objects' live time are unpredictable or depend on how the user is going to use them. e.g. some APIs are invented to produce and return new objects. These escaping objects cannot be placed in scratchpad. Instead, they should be directly created in current scope and the fact of allocation should be documented.</text:p>
      <text:p text:style-name="Text_20_body_20_indent">Here we maintain an observed leaking point list (far from complete):</text:p>
      <text:list xml:id="list947912367" text:style-name="L13">
        <text:list-item>
          <text:p text:style-name="P50">Enumerators / Iterators</text:p>
        </text:list-item>
      </text:list>
      <text:list xml:id="list823593270" text:style-name="L14">
        <text:list-header>
          <text:p text:style-name="P51">The enumerators or iterators over collections, such as <text:span text:style-name="T6">SquawkHashtable</text:span>, are of one-time usefulness.</text:p>
        </text:list-header>
      </text:list>
      <text:p text:style-name="Standard"/>
      <text:list xml:id="list1709214432" text:continue-list="list947912367" text:style-name="L13">
        <text:list-item>
          <text:p text:style-name="P50">Substrings</text:p>
          <text:p text:style-name="P50">Any place where there is a string manipulation.</text:p>
        </text:list-item>
      </text:list>
      <text:p text:style-name="Standard"/>
      <text:list xml:id="list1209493492" text:continue-list="list823593270" text:style-name="L14">
        <text:list-item>
          <text:p text:style-name="P39">IOHandler</text:p>
          <text:p text:style-name="P51">A regular Java thread which is started along with the VM and blocks until a certain thread gets involved in some IO activities. While unblocked, the <text:span text:style-name="T6">IOHander</text:span> gets switched back in and in turn set the immortal as the allocation context (which is the scope where it gets switched out). Apparently, any following allocation done by <text:span text:style-name="T6">IOHandler</text:span> cause leak in immortal unless the created objects are intended to be kept permanently. </text:p>
        </text:list-item>
      </text:list>
      <text:p text:style-name="Standard"><text:s text:c="8"/></text:p>
      <text:list xml:id="list889076722" text:style-name="L15">
        <text:list-item>
          <text:p text:style-name="P40">KlassInitializationState</text:p>
          <text:p text:style-name="P52">The entry becomes garbage after the klass has been fully initialized. See Section <text:bookmark-ref text:reference-format="chapter" text:ref-name="__RefHeading__5900_343664361">3</text:bookmark-ref> for a proposed solution.</text:p>
        </text:list-item>
      </text:list>
      <text:p text:style-name="P53"/>
      <text:h text:style-name="P19" text:outline-level="2">Implementation Details</text:h>
      <text:list xml:id="list1045189027" text:style-name="L1">
        <text:list-item>
          <text:p text:style-name="P28">Allocating process: <text:span text:style-name="T6">new -&gt; GC.allocatePrim() -&gt; BackingStore.allocate()</text:span></text:p>
        </text:list-item>
        <text:list-item>
          <text:p text:style-name="P28"><text:span text:style-name="T6">BackingStore.currentAllocContext</text:span> static field holds the BS used as current allocating context. Switching allocating context, e.g. entering a memory area, is done by making this field reference to the new BS.</text:p>
        </text:list-item>
        <text:list-item>
          <text:p text:style-name="P28">The current allocating context may be changed during thread switch. <text:span text:style-name="T6">VMThread.savedAllocCtx</text:span> instance field is used to save it for the thread to be switched out. This is done in native code.</text:p>
        </text:list-item>
        <text:list-item>
          <text:p text:style-name="P28">Immortal and Scoped are seen as RAM during SCJ execution, so we put the check in <text:span text:style-name="T6">GC.inRam(Object)</text:span> as well and return true if the object is in Immortal or Scoped.</text:p>
        </text:list-item>
        <text:list-item>
          <text:p text:style-name="P28">ObjectAssociation / Monitor allocation - two choices:</text:p>
          <text:list>
            <text:list-item>
              <text:p text:style-name="P28">allocate along with the object <text:s/>- overhead: memory space.</text:p>
            </text:list-item>
            <text:list-item>
              <text:p text:style-name="P28">allocate upon required in the BS where the object is allocated <text:s/>- overhead: time to search for and switch allocation context. (done)</text:p>
            </text:list-item>
          </text:list>
        </text:list-item>
        <text:list-item>
          <text:p text:style-name="P28">Class state allocation - two choices:</text:p>
          <text:list>
            <text:list-item>
              <text:p text:style-name="P28">pre-allocate in immortal memory before user program starts to run. </text:p>
            </text:list-item>
            <text:list-item>
              <text:p text:style-name="P28"><text:soft-page-break/>allocate upon required in immortal memory. (done)</text:p>
            </text:list-item>
          </text:list>
        </text:list-item>
        <text:list-item>
          <text:p text:style-name="P28">To cut the time overhead of <text:span text:style-name="T6">BackingStore.getBackingStore(Object)</text:span><text:span text:style-name="T7">, </text:span>we can adding BS pointer to object header, which however will add on space overhead.</text:p>
        </text:list-item>
      </text:list>
      <text:p text:style-name="Standard"/>
      <text:h text:style-name="Heading_20_1" text:outline-level="1">External Event</text:h>
      <text:h text:style-name="P19" text:outline-level="2">VM events</text:h>
      <text:p text:style-name="Text_20_body">The category of events is platform and VM dependent. Typically, events refer to interrupts, signals, messages, etc. The VM vendor is responsible to document the list of supported events and specify the way to identify them, e.g. associate each event with an unique ID. </text:p>
      <text:h text:style-name="P19" text:outline-level="2">SCJ Happenings</text:h>
      <text:p text:style-name="P6">The counterpart of VM events in SCJ is happenings. By defining a happening, the user program defines the response to an certain VM event.</text:p>
      <text:list xml:id="list1208198329" text:continue-numbering="true" text:style-name="L1">
        <text:list-item>
          <text:p text:style-name="P29">EventHappening</text:p>
          <text:p text:style-name="P28">This happening can be associated with an <text:span text:style-name="T6">AsyncEvent</text:span> (or multiple, not clear in SCJ Spec), which will be fired (hence the handlers are invoked) upon the event happens.</text:p>
          <text:p text:style-name="P28"/>
        </text:list-item>
        <text:list-item>
          <text:p text:style-name="P29">InterruptHappening</text:p>
          <text:p text:style-name="P28">This happening comes with a <text:span text:style-name="T6">process()</text:span> method, which should be implemented by user code as the interrupt handling logic. The method will be invoked upon the interruption occurs. <text:s text:c="6"/></text:p>
          <text:p text:style-name="P28"/>
        </text:list-item>
        <text:list-item>
          <text:p text:style-name="P28">In short, the handlers of <text:span text:style-name="T6">EventHappening</text:span> are asynchronous while those of <text:span text:style-name="T6">InterruptHappening</text:span> are synchronous.</text:p>
          <text:p text:style-name="P28"/>
        </text:list-item>
      </text:list>
      <text:p text:style-name="P10">For the reserved events, such as clock interrupt, users are not allowed to provide their own happenings. Every reserved event has a default one.</text:p>
      <text:list xml:id="list915230258" text:continue-numbering="true" text:style-name="L1">
        <text:list-item>
          <text:p text:style-name="P28">The SCJ Spec does not specify how to associate a happening to an event. For our implementation, we can assume an event and a happening are associated if sharing the same integer ID. Besides having the right ID, a happening needs to be registered (by <text:span text:style-name="T6">Happening.register())</text:span> as well for being connected the event. </text:p>
        </text:list-item>
      </text:list>
      <text:h text:style-name="P19" text:outline-level="2">Event Handling Model</text:h>
      <text:p text:style-name="Standard">Following items are taken from SCJ Spec; my questions followed if there are some:</text:p>
      <text:p text:style-name="Standard"><text:s text:c="2"/></text:p>
      <text:list xml:id="list2055992990" text:style-name="L2">
        <text:list-item>
          <text:p text:style-name="P30">Both first-level and second-level interrupt handlers are supported.</text:p>
        </text:list-item>
      </text:list>
      <text:p text:style-name="Standard"><text:s text:c="2"/></text:p>
      <text:p text:style-name="Standard"><text:tab/><text:span text:style-name="T5">Questions</text:span>:</text:p>
      <text:list xml:id="list1895067714" text:style-name="L3">
        <text:list-item>
          <text:p text:style-name="P31">By what way a user can specify the interrupt handler's level?</text:p>
        </text:list-item>
        <text:list-item>
          <text:p text:style-name="P31">The first level handler requires to be executed strictly immediately after the interrupt occurs, which requires that Squawk can be preempted at any time. However, preempting the VM arbitrarily can leave the VM in an inconsistent status. I don't see how to support first level <text:soft-page-break/>handler in Squawk.</text:p>
        </text:list-item>
      </text:list>
      <text:p text:style-name="Standard"><text:s text:c="7"/></text:p>
      <text:p text:style-name="Standard"><text:tab/><text:span text:style-name="T5">Decision</text:span>:</text:p>
      <text:list xml:id="list905865555" text:style-name="L4">
        <text:list-item>
          <text:p text:style-name="P32">Postpone the implementation of the first-level interrupt handler support.</text:p>
        </text:list-item>
      </text:list>
      <text:p text:style-name="Standard"><text:s text:c="4"/></text:p>
      <text:p text:style-name="Standard"><text:s text:c="2"/></text:p>
      <text:list xml:id="list1203574316" text:style-name="L5">
        <text:list-item>
          <text:p text:style-name="P33">An occurrence of an external event consists of its generation and delivery.</text:p>
        </text:list-item>
      </text:list>
      <text:p text:style-name="Standard"/>
      <text:list xml:id="list1180863532" text:continue-numbering="true" text:style-name="L5">
        <text:list-item>
          <text:p text:style-name="P33">Generation of the external event is the mechanism in the underlying hardware, real-time JVM or system that makes the external event available to the Java program.</text:p>
          <text:p text:style-name="P33"><text:s text:c="2"/></text:p>
        </text:list-item>
        <text:list-item>
          <text:p text:style-name="P33">Delivery is the action that invokes the associated trigger method in response to the occurrence of the external event. This may be performed by the JVM or application native code linked with the JVM.</text:p>
        </text:list-item>
      </text:list>
      <text:p text:style-name="Standard"><text:s text:c="4"/></text:p>
      <text:p text:style-name="Standard"><text:s text:c="5"/><text:tab/><text:span text:style-name="T5">Questions</text:span>:</text:p>
      <text:list xml:id="list1060797537" text:continue-list="list905865555" text:style-name="L4">
        <text:list-item text:start-value="1">
          <text:p text:style-name="P32">Not sure what it means by allowing an application native code to control the delivery of an event.</text:p>
        </text:list-item>
      </text:list>
      <text:p text:style-name="Standard"><text:s text:c="8"/></text:p>
      <text:p text:style-name="Standard"><text:s text:c="5"/><text:tab/><text:span text:style-name="T5">Decision</text:span>:</text:p>
      <text:list xml:id="list1746247752" text:continue-list="list1060797537" text:style-name="L4">
        <text:list-item text:start-value="1">
          <text:p text:style-name="P32">Let the VM deliver events.</text:p>
        </text:list-item>
      </text:list>
      <text:p text:style-name="Standard"><text:s text:c="4"/></text:p>
      <text:list xml:id="list858245102" text:continue-list="list1180863532" text:style-name="L5">
        <text:list-item>
          <text:p text:style-name="P33">Between generation and delivery, the external event is pending.</text:p>
        </text:list-item>
      </text:list>
      <text:p text:style-name="Standard"/>
      <text:list xml:id="list1209053202" text:continue-numbering="true" text:style-name="L5">
        <text:list-item>
          <text:p text:style-name="P33">Some or all external event occurrences may be inhibited. When an external event occurrence is inhibited, all occurrences of that event are prevented from being delivered. Whether such occurrences remain pending or are lost is implementation defined.</text:p>
        </text:list-item>
      </text:list>
      <text:p text:style-name="Standard"><text:s text:c="4"/></text:p>
      <text:p text:style-name="Standard"><text:s text:c="5"/><text:tab/><text:span text:style-name="T5">Questions</text:span>:</text:p>
      <text:list xml:id="list250695240" text:continue-list="list1746247752" text:style-name="L4">
        <text:list-item text:start-value="1">
          <text:p text:style-name="P32">What is the duration of an event being inhibited?</text:p>
        </text:list-item>
      </text:list>
      <text:p text:style-name="Standard"><text:s text:c="4"/></text:p>
      <text:p text:style-name="Standard"><text:tab/><text:span text:style-name="T5">Decision</text:span>:</text:p>
      <text:list xml:id="list1403264053" text:continue-list="list250695240" text:style-name="L4">
        <text:list-item text:start-value="1">
          <text:p text:style-name="P32">We do not need event inhibition feature as long as the delivery action is not done in parallel, because event inhibition is invented to avoid nested occurrence of an event, while sequential delivery will not incur nested occurrence in nature.</text:p>
        </text:list-item>
      </text:list>
      <text:p text:style-name="Standard"/>
      <text:list xml:id="list177324557" text:continue-list="list915230258" text:style-name="L1">
        <text:list-item>
          <text:p text:style-name="P28">An exception propagated from a trigger method that is invoked by an external handler results in <text:s text:c="2"/>the <text:span text:style-name="T6">uncaughtException</text:span> method being called in the associated <text:span text:style-name="T6">ManageInterruptHandler</text:span> class.</text:p>
        </text:list-item>
      </text:list>
      <text:h text:style-name="P19" text:outline-level="2">Other Implementation Details</text:h>
      <text:p text:style-name="Text_20_body"><text:span text:style-name="T14">These information are required by the SCJ specification to be documented by developers. We do not have full answers to them.</text:span></text:p>
      <text:list xml:id="list1157822933" text:style-name="L6">
        <text:list-item>
          <text:p text:style-name="P34">For each external event, whether it can be inhibited or not, and the effects of attaching Happenings to non inhibitable external events (if this is permitted)</text:p>
        </text:list-item>
      </text:list>
      <text:p text:style-name="Standard"><text:s text:c="5"/></text:p>
      <text:p text:style-name="Standard"><text:tab/> A: feature not supported</text:p>
      <text:p text:style-name="Standard"><text:s text:c="5"/></text:p>
      <text:list xml:id="list917808250" text:continue-numbering="true" text:style-name="L6">
        <text:list-item>
          <text:p text:style-name="P34"><text:soft-page-break/>Which run-time stack the trigger method uses when it executes; if this is configurable, what is the mechanism to do so; how to specify how much space to reserve on that stack.</text:p>
        </text:list-item>
      </text:list>
      <text:p text:style-name="Standard"><text:s text:c="5"/></text:p>
      <text:p text:style-name="Standard"><text:tab/> A: for simplicity, the runtime stack is the one of the thread which is polling</text:p>
      <text:p text:style-name="Standard"><text:s text:c="6"/></text:p>
      <text:list xml:id="list1559502136" text:continue-numbering="true" text:style-name="L6">
        <text:list-item>
          <text:p text:style-name="P34">Any implementation- or hardware-specific activity that happens before a user-defined happenings gets control (e.g., reading device registers, acknowledging devices).</text:p>
        </text:list-item>
      </text:list>
      <text:p text:style-name="Standard"><text:s text:c="5"/></text:p>
      <text:p text:style-name="Standard"><text:tab/>A: TBD </text:p>
      <text:p text:style-name="Standard"/>
      <text:list xml:id="list1845768904" text:continue-numbering="true" text:style-name="L6">
        <text:list-item>
          <text:p text:style-name="P34">The state (inhibited/uninhibited) of the non-reserved external events when the program starts; if some external events are uninhibited, what is the mechanism a program can use to protect itself before it can register the corresponding Happening.</text:p>
        </text:list-item>
      </text:list>
      <text:p text:style-name="Standard"><text:s text:c="5"/></text:p>
      <text:p text:style-name="Standard"><text:tab/> A: feature not supported</text:p>
      <text:p text:style-name="Standard"/>
      <text:list xml:id="list620485853" text:continue-numbering="true" text:style-name="L6">
        <text:list-item>
          <text:p text:style-name="P34">The treatment of external event occurrences that are generated while the external event is inhibited; i.e., whether one or more occurrences are held for later delivery, or all are lost.</text:p>
        </text:list-item>
      </text:list>
      <text:p text:style-name="Standard"><text:s text:c="5"/></text:p>
      <text:p text:style-name="Standard"><text:tab/>A: feature not supported</text:p>
      <text:p text:style-name="Standard"/>
      <text:list xml:id="list1654741726" text:continue-numbering="true" text:style-name="L6">
        <text:list-item>
          <text:p text:style-name="P34">Whether predefined or implementation-defined exceptions are raised as a result of the occurrence of any external event (for example, a hardware trap resulting from a segmentation error), and the mapping between the external event and the predefined exceptions.</text:p>
        </text:list-item>
      </text:list>
      <text:p text:style-name="Standard"><text:s text:c="5"/></text:p>
      <text:p text:style-name="Standard"><text:tab/>A: TBD </text:p>
      <text:p text:style-name="Standard"/>
      <text:list xml:id="list513076772" text:continue-numbering="true" text:style-name="L6">
        <text:list-item>
          <text:p text:style-name="P34">On a multi-processor, the rules governing the delivery of an external event occurrence to a particular processor.</text:p>
        </text:list-item>
      </text:list>
      <text:p text:style-name="Standard"><text:s text:c="2"/></text:p>
      <text:p text:style-name="Standard"><text:tab/>A: TBD</text:p>
      <text:h text:style-name="P21" text:outline-level="2">Interrupt Handler P<text:span text:style-name="T3">riority</text:span></text:h>
      <text:p text:style-name="P12">"SCJ also defines the notion of interrupt priorities. Interrupt priorities can only be used to define ceiling priorities." - from SCJ Spec</text:p>
      <text:p text:style-name="P10">Not much words about this issue. Presumably, SCJ would completely adapt Ada's model, in which handler procedures must be "protected" (analogous to synchronized method in Java) and the priority of the handler is used to specify the ceiling of the protected object (the receiver object of the synchronized method in Java). Therefore when the handler starts, its thread's priority will be raised up to the ceiling.</text:p>
      <text:p text:style-name="P10">To support this feature, we need priority ceiling protocol to be implemented first. For now, just ignore the priority. <text:s text:c="3"/></text:p>
      <text:h text:style-name="P20" text:outline-level="2"><text:soft-page-break/>Implementation</text:h>
      <text:p text:style-name="P5"><draw:frame draw:style-name="fr2" draw:name="Frame4" text:anchor-type="paragraph" svg:width="5.7799in" draw:z-index="2"><draw:text-box fo:min-height="0.0201in"><text:p text:style-name="P8">Data structures:</text:p><text:p text:style-name="P3"><text:s text:c="6"/>pendQ: <text:s/>a queue of pending events</text:p><text:p text:style-name="P3"><text:s text:c="6"/>hapMap: a table mapping each event to its happening set </text:p><text:p text:style-name="P3"><text:s text:c="6"/></text:p><text:p text:style-name="P3"><text:s text:c="4"/>1) Event Generation (in native code):</text:p><text:p text:style-name="P3"><text:s text:c="6"/>WHEN event e occurs</text:p><text:p text:style-name="P3"><text:s text:c="8"/>pendQ.add(e)</text:p><text:p text:style-name="P3"><text:s text:c="8"/></text:p><text:p text:style-name="P3"><text:s text:c="4"/>2) Event Delivery (VM poll):</text:p><text:p text:style-name="P3"><text:s text:c="6"/>FORALL e IN pendQ</text:p><text:p text:style-name="P3"><text:s text:c="8"/>pendQ.remove(e)</text:p><text:p text:style-name="P3"><text:s text:c="8"/>Happening.trigger(e)</text:p><text:p text:style-name="P3"><text:s text:c="3"/></text:p><text:p text:style-name="P3"><text:s text:c="4"/>3) Happening.trigger(e):</text:p><text:p text:style-name="P3"><text:s text:c="6"/>happenings = hapMap.get(e)</text:p><text:p text:style-name="P3"><text:s text:c="6"/>IF empty(happenings)</text:p><text:p text:style-name="P3"><text:s text:c="8"/>return false </text:p><text:p text:style-name="P3"><text:s text:c="6"/>FORALL h IN happenings </text:p><text:p text:style-name="P3"><text:s text:c="8"/>IF h instanceof EventHappening</text:p><text:p text:style-name="P3"><text:s text:c="10"/>TriggerThread.add(h)</text:p><text:p text:style-name="P3"><text:s text:c="8"/>ELIF h instanceof InterruptHappening</text:p><text:p text:style-name="P3"><text:s text:c="10"/>h.process()</text:p><text:p text:style-name="P3"><text:s text:c="8"/>ELSE</text:p><text:p text:style-name="P3"><text:s text:c="10"/>error()</text:p><text:p text:style-name="P3"><text:s text:c="6"/>return true</text:p><text:p text:style-name="P3"><text:s text:c="2"/></text:p><text:p text:style-name="P3"><text:s text:c="4"/>4) TriggerThread</text:p><text:p text:style-name="P3"><text:s text:c="6"/>FORALL h IN happenings</text:p><text:p text:style-name="P3"><text:s text:c="8"/>h.asyncEvent.fire()</text:p><text:p text:style-name="P8"><text:s text:c="8"/>// if associating multiple AsyncEvents is supported, fire all of them</text:p></draw:text-box></draw:frame>Figure <text:sequence text:ref-name="refFigure3" text:name="Figure" text:formula="ooow:Figure+1" style:num-format="1">4</text:sequence>. Algorithm</text:p>
      <text:p text:style-name="Standard"><text:s text:c="8"/></text:p>
      <text:p text:style-name="P6">Since current VM only support I/O events, we need to have new native code to monitor the events generated from hardware/OS. When an event is generated, add it to the pending queue. We can use "eventRequests" queue in io_native.c directly as the pending queue. When an new event comes up, create a new <text:span text:style-name="T6">EventRequest</text:span> and call <text:span text:style-name="T6">signalEvent()</text:span> on it. <text:s text:c="3"/></text:p>
      <text:p text:style-name="P10">We should use negative integers as the SCJ event ID for avoiding conflicting with the current event number space. The pending events are delivered at VM poll. <text:s text:c="3"/></text:p>
      <text:h text:style-name="P21" text:outline-level="2">Problems</text:h>
      <text:p text:style-name="P12">The SCJ Spec says that users CAN unregister the happenings at <text:span text:style-name="T6">mission.cleanUp()</text:span>. However, they are not mandatory to do that. So the problem is what if there are some happening left registered after the mission.</text:p>
      <text:p text:style-name="P10">Leaving some registered happening in the gap between missions can be dangerous since their handlers might be gone along with the mission. Before everything is clarified, we simply unregister all happenings belongs to current mission.</text:p>
      <text:p text:style-name="P10">Actually, this is still a hole: can a happening span missions? If yes, how to ensure the happening will not hold some dead reference? Particularly, <text:span text:style-name="T6">ManagedAutonomousHappening</text:span> can be attached with a <text:span text:style-name="T6">AsyncEvent</text:span>. What if the <text:span text:style-name="T6">AsyncEvent</text:span> object dies with the mission, while the happening is still alive?</text:p>
      <text:p text:style-name="P10"><text:soft-page-break/><text:span text:style-name="T4">NOTE</text:span>: Executing user happening handler code in <text:span text:style-name="T6">rescheduleNext()</text:span> is NOT SAFE. The danger results from an invariant violation:</text:p>
      <text:p text:style-name="P7">In users' point of view, “current thread” should not be in any queues.</text:p>
      <text:p text:style-name="P6">In the context of <text:span text:style-name="T6">rescheduleNext()</text:span>, this invariant does not hold since prior to the entrance, some other scheduling related code often have done putting the current thread in a proper queue. Therefore, executing user code in such context is dangerous. One case that can cause a crash is as following: <text:s text:c="7"/></text:p>
      <text:p text:style-name="P1"><text:s text:c="6"/>- put currentThread in some queue</text:p>
      <text:p text:style-name="P1"><text:s text:c="6"/>- rescheduleNext()</text:p>
      <text:p text:style-name="P1"><text:s text:c="8"/>- user happening handler</text:p>
      <text:p text:style-name="P3"><text:span text:style-name="T2"><text:s text:c="10"/>- put currentThread in some queue &lt;-- here, currentThread.checkInQueue(Q_NONE) will fail!</text:span> <text:s/></text:p>
      <text:p text:style-name="Standard"/>
      <text:h text:style-name="Heading_20_1" text:outline-level="1"><text:bookmark text:name="__RefHeading__5900_343664361"/>Class Pre-initialization <text:s/>(plan)<text:bookmark-end text:name="__RefHeading__5900_343664361"/></text:h>
      <text:h text:style-name="P19" text:outline-level="2">Overview</text:h>
      <text:p text:style-name="Text_20_body">Since no dynamic class loading is allowed in SCJ, the classes are required and possible to be pre-initialized in immortal memory. </text:p>
      <text:p text:style-name="P10">In order to save memory, ideally only the actually used classes need to be initialized. So we assume that the list of such classes can be obtained somehow, e.g. by using static analysis tools. The classes on the list are going to be initialized in particular (e.g. alphabetic) order.</text:p>
      <text:p text:style-name="P10"><text:span text:style-name="T8">Problem</text:span>: since different order of initialization generates different result for certain cases. How to guarantee user-intended order? </text:p>
      <text:p text:style-name="Standard"><text:s text:c="2"/></text:p>
      <text:h text:style-name="P19" text:outline-level="2">Procedure</text:h>
      <text:p text:style-name="Text_20_body">Procedure is adapted from http://java.sun.com/docs/books/jvms/second_edition/html/Concepts.doc.html#24237, section 2.17.5 Detailed Initialization Procedure. Essentially, all synchronization and thread-related judgments have been removed from the original procedure.</text:p>
      <text:p text:style-name="P10">States of the class object:</text:p>
      <text:list xml:id="list1013474478" text:style-name="L7">
        <text:list-item>
          <text:p text:style-name="P14">This Class object is not initialized.</text:p>
        </text:list-item>
        <text:list-item>
          <text:p text:style-name="P14">This Class object is being initialized.</text:p>
        </text:list-item>
        <text:list-item>
          <text:p text:style-name="P14">This Class object is fully initialized.</text:p>
        </text:list-item>
        <text:list-item>
          <text:p text:style-name="P14">This Class object is in an erroneous state. </text:p>
        </text:list-item>
      </text:list>
      <text:p text:style-name="Standard"/>
      <text:p text:style-name="P10">The procedure for initializing a class or interface is then as follows:</text:p>
      <text:p text:style-name="Standard"/>
      <text:list xml:id="list1605512403" text:style-name="L8">
        <text:list-item>
          <text:p text:style-name="P16">Synchronize on the Class object that represents the class or interface to be initialized. This <text:soft-page-break/>involves waiting until the current thread can obtain the lock for that object.</text:p>
        </text:list-item>
        <text:list-item>
          <text:p text:style-name="P16">If initialization by some other thread is in progress for the class or interface, then wait on this Class object (which temporarily releases the lock). When the current thread awakens from the wait, repeat this step.</text:p>
        </text:list-item>
        <text:list-item>
          <text:p text:style-name="P15">If initialization is in progress for the class or interface by the current thread, then this must be a recursive request for initialization. Complete normally.</text:p>
        </text:list-item>
        <text:list-item>
          <text:p text:style-name="P15">If the class or interface has already been initialized, then no further action is required. Complete normally.</text:p>
        </text:list-item>
        <text:list-item>
          <text:p text:style-name="P15">If the Class object is in an erroneous state, then initialization is not possible. Throw a <text:span text:style-name="T6">NoClassDefFoundError</text:span>.</text:p>
        </text:list-item>
        <text:list-item>
          <text:p text:style-name="P15">Otherwise, record the fact that initialization of the Class object is now in progress.</text:p>
        </text:list-item>
        <text:list-item>
          <text:p text:style-name="P15">Next, if the Class object represents a class rather than an interface, and the direct superclass of this class has not yet been initialized, then recursively perform this entire procedure for the uninitialized superclass. If the initialization of the direct superclass completes abruptly because of a thrown exception, then label it erroneous, complete abruptly, throwing the same exception that resulted from the initializing the superclass.</text:p>
        </text:list-item>
        <text:list-item>
          <text:p text:style-name="P15">Next, execute either the class variable initializers and static initializers of the class or the field initializers of the interface, in textual order, as though they were a single block, except that final static variables and fields of interfaces whose values are compile-time constants are initialized first.</text:p>
        </text:list-item>
        <text:list-item>
          <text:p text:style-name="P15">If the execution of the initializers completes normally, then label it fully initialized and complete this procedure normally.</text:p>
        </text:list-item>
        <text:list-item>
          <text:p text:style-name="P15">Otherwise, the initializers must have completed abruptly by throwing some exception E. If the class of E is not Error or one of its subclasses, then create a new instance of the class <text:span text:style-name="T6">ExceptionInInitializerError</text:span>, with E as the argument, and use this object in place of E in the following step. But if a new instance of <text:span text:style-name="T6">ExceptionInInitializerError</text:span> cannot be created because an <text:span text:style-name="T6">OutOfMemoryError</text:span> occurs, then instead use an <text:span text:style-name="T6">OutOfMemoryError</text:span> object in place of E in the following step.</text:p>
        </text:list-item>
        <text:list-item>
          <text:p text:style-name="P15">Label it erroneous and complete this procedure abruptly with reason E or its replacement as determined in the previous step. </text:p>
        </text:list-item>
      </text:list>
      <text:p text:style-name="Standard"/>
      <text:h text:style-name="P19" text:outline-level="2">Implementation Details</text:h>
      <text:list xml:id="list547697680" text:style-name="L9">
        <text:list-item>
          <text:p text:style-name="P13"><text:span text:style-name="T6">KlassInitializationState</text:span> instances can be placed in some scratchpad memory area, which subjects to reclamation after finishing all the class initialization.</text:p>
        </text:list-item>
      </text:list>
      <text:p text:style-name="Standard"/>
      <text:h text:style-name="Heading_20_1" text:outline-level="1">Reschedule Performance Improvement (plan)</text:h>
      <text:p text:style-name="Text_20_body"><text:span text:style-name="T8">Problem:</text:span> The density of reschedule point is highly dependent on user program structures: besides those regular reschedule points, such as synchronization point, reschedule happens once per 1000 back <text:soft-page-break/>branches. Furthermore, reschedule is prevented in VM kernel (by distinguishing system and application back branch). The problem can cause long latency for the VM to respond to external events, such as I/O ready, and impacts the time precision of thread scheduling, such as handling sleep timeout.</text:p>
      <text:p text:style-name="Text_20_body"><text:span text:style-name="T8">Solution</text:span>: Adding more reschedule points while keeping the overhead low. Particularly, let the VM poll at each back-branch and each function entry point.</text:p>
      <text:h text:style-name="Heading_20_2" text:outline-level="2">Design</text:h>
      <text:p text:style-name="P11"><text:span text:style-name="T4">Native timer</text:span>. We need a native periodic timer to control the granularity (frequency) of reschedule. The poll will trigger a reschedule if the timer has fired. Similarly, other external events should be able to trigger reschedule as well. Therefore we use a bitmap variable to indicate if an and what external event just happened (timer fire is also regarded as event). VM polls on this variable to see if it has been set. If yes, clear it and do reschedule.</text:p>
      <text:p text:style-name="Text_20_body_20_indent">The external events include:</text:p>
      <text:list xml:id="list872761732" text:style-name="L10">
        <text:list-item>
          <text:p text:style-name="P35">Native periodic timer periodically generates <text:span text:style-name="T4">timer event</text:span>.</text:p>
        </text:list-item>
        <text:list-item>
          <text:p text:style-name="P35">I/O native controller generates <text:span text:style-name="T4">I/O event</text:span> with proper id.</text:p>
        </text:list-item>
        <text:list-item>
          <text:p text:style-name="P35">SCJ happening native controller generates <text:span text:style-name="T4">SCJ happening event</text:span> with proper id.</text:p>
        </text:list-item>
      </text:list>
      <text:p text:style-name="Standard"/>
      <text:p text:style-name="Text_20_body_20_indent">The period of the timer (the tick) should be adjusted properly. Generally, we should make it long enough to able to contain at least one poll point most of the time. Otherwise, the timer is not needed at all.</text:p>
      <text:p text:style-name="Standard"/>
      <text:p text:style-name="P56">Reschedule.</text:p>
      <text:p text:style-name="P5"><draw:frame draw:style-name="fr2" draw:name="Frame5" text:anchor-type="paragraph" svg:width="5.7799in" draw:z-index="4"><draw:text-box fo:min-height="0.0201in"><text:p text:style-name="P45">method entry: poll()</text:p><text:p text:style-name="P45">back-branch: <text:s/>poll()</text:p><text:p text:style-name="P45"/><text:p text:style-name="P45">poll:</text:p><text:p text:style-name="P45"><text:s text:c="2"/>if pollWord != SOMETHING_HAPPENED, RETURN</text:p><text:p text:style-name="P45"><text:s text:c="2"/>reschedule(false)</text:p><text:p text:style-name="P45"/><text:p text:style-name="P54">/** Callers intending to force a reschedule should pass true. Passing false prevents time-slicing: thread will not be scheduled out unless 1) relinquishing the control voluntarily or 2) being preempted by higher threads. Starvation can happen. */</text:p><text:p text:style-name="P46"/><text:p text:style-name="P45">reschedule(boolean forceResched):</text:p><text:p text:style-name="P45"><text:s text:c="2"/>LOOP:</text:p><text:p text:style-name="P45"><text:s text:c="4"/>process timerQueue: add all expired threads to runnableQueue</text:p><text:p text:style-name="P45"><text:s text:c="4"/>process eventQueue: add all waiting threads to runnableQueue</text:p><text:p text:style-name="P45"/><text:p text:style-name="P45"><text:s text:c="4"/>if runnableQueue changed, forceResched = true</text:p><text:p text:style-name="P45"/><text:p text:style-name="P45"><text:s text:c="4"/>if !forceResched, RETURN</text:p><text:p text:style-name="P45"><text:s text:c="4"/>t = <text:s/>runnableQueue.first()</text:p><text:p text:style-name="P45"/><text:p text:style-name="P45"><text:s text:c="4"/>if t == null,</text:p><text:p text:style-name="P45"><text:s text:c="6"/>if timerQueue &amp;&amp; eventQueue empty, DEADLOCK!</text:p><text:p text:style-name="P45"><text:s text:c="6"/>else</text:p><text:p text:style-name="P45"><text:s text:c="8"/>wait until the next closest timer expires or an event happens</text:p><text:p text:style-name="P45"><text:s text:c="8"/>goto LOOP</text:p><text:p text:style-name="P45"><text:s text:c="4"/>else</text:p><text:p text:style-name="P3"><text:span text:style-name="T8"><text:s text:c="6"/>context switch to t</text:span></text:p></draw:text-box></draw:frame>Figure <text:sequence text:ref-name="refFigure4" text:name="Figure" text:formula="ooow:Figure+1" style:num-format="1">5</text:sequence>. Rescheduling Algorithm</text:p>
      <text:p text:style-name="Standard"><text:soft-page-break/></text:p>
      <text:p text:style-name="Standard">- Scheduling performance improvement:</text:p>
      <text:p text:style-name="Standard"><text:s text:c="2"/>- separated priority queue?</text:p>
      <text:p text:style-name="Standard"/>
      <text:h text:style-name="Heading_20_1" text:outline-level="1">Time Related Issues</text:h>
      <text:h text:style-name="Heading_20_2" text:outline-level="2">Nanoseconds</text:h>
      <text:p text:style-name="Text_20_body">SCJ requires a time precision on nanosecond level, while Squawk only supports the millisecond level. So our SCJ implementation simply ignores the nanosecond part in those time related operations, such as sleep.</text:p>
      <text:h text:style-name="Heading_20_2" text:outline-level="2">Absolute Time Sleep</text:h>
      <text:p text:style-name="Standard">SCJ supports the feature of delaying a thread until an absolute time. The concerning API include:</text:p>
      <text:list xml:id="list553557099" text:style-name="L16">
        <text:list-item>
          <text:p text:style-name="P41">RealtimeThread.sleep(HighResolutionTime)</text:p>
        </text:list-item>
        <text:list-item>
          <text:p text:style-name="P41">HighResolutionTime.wait(Object, HighResolutionTime)</text:p>
        </text:list-item>
      </text:list>
      <text:p text:style-name="Text_20_body">If the target time is of type <text:span text:style-name="T6">AbsoluteTime</text:span>, the subclass of <text:s/><text:span text:style-name="T6">HighResolutionTime</text:span>, the delay is absolute.</text:p>
      <text:p text:style-name="Text_20_body_20_indent">Simply using the current feature of relative sleep may impact the time precision because relative and absolute time will be converted back and forth several time in the process, particularly the delaying API <text:s/>is absolute, <text:span text:style-name="T6">Thread.sleep() </text:span>is relative, <text:span text:style-name="T6">VMThread</text:span> <text:span text:style-name="T6">timerQueue</text:span> is absolute. Going over this routine, the error may accumulate. We want the specified target time goes directly to the <text:span text:style-name="T6">timerQueue</text:span>. </text:p>
      <text:p text:style-name="Text_20_body_20_indent">This is done by adding</text:p>
      <text:list xml:id="list1492885806" text:style-name="L17">
        <text:list-item>
          <text:p text:style-name="P42">VMThread.sleepAbsolute()</text:p>
        </text:list-item>
        <text:list-item>
          <text:p text:style-name="P42">VMThread.monitorWaitAbsolute()</text:p>
        </text:list-item>
      </text:list>
      <text:p text:style-name="Text_20_body">which are used in <text:span text:style-name="T6">RealtimeThread.sleep()</text:span><text:span text:style-name="T2"> </text:span>and <text:span text:style-name="T6">HighResolutionTime.waitForObject()</text:span> respectively. Accordingly, <text:span text:style-name="T6">VMThread. addToTimerQueueAbsolute(VMThread, long)</text:span> and<text:span text:style-name="T6"> TimerQueue.addAbsolute(VMThread, long)</text:span> are added as auxiliary.</text:p>
      <text:h text:style-name="Heading_20_2" text:outline-level="2">Clock Limitation</text:h>
      <text:p text:style-name="Text_20_body">Just like RTSJ, SCJ supports multiple clocks or event user-defined clocks exist in the system and only the time derived from the same clock are comparable. This introduces some complexity to the implementation. e.g. we need maintain one timer queue for each type of clock. Before we are convinced that this feature is appealing and useful, we want to make things simple. Our current implementation provides only one type of clock: realtime clock (a singleton, got by calling <text:span text:style-name="T6">Clock.getRealtimeClock()</text:span>). The clock type check is ignored anywhere. </text:p>
      <text:h text:style-name="Heading_20_1" text:outline-level="1">TODOs</text:h>
      <text:list xml:id="list1025885728" text:style-name="L11">
        <text:list-item>
          <text:p text:style-name="P36">Add SCJ options to builder.</text:p>
          <text:p text:style-name="P36"/>
          <text:p text:style-name="P36">For now, we start the SCJ instead of Midlet launcher simply by replacing the original value of Isolate.MIDLET_WRAPPER_CLASS with com.sun.squawk.scj.SafeletLauncher. And also, the <text:soft-page-break/>Safelet class name is hard coded in SafeletLauncher. We may want to do the SCJ startup process more elegantly by extending the builder ...</text:p>
        </text:list-item>
      </text:list>
      <text:p text:style-name="Standard"/>
      <text:list xml:id="list316580839" text:continue-numbering="true" text:style-name="L11">
        <text:list-item>
          <text:p text:style-name="P36">Monitor object allocations are triggered when printing. Check why??</text:p>
        </text:list-item>
        <text:list-item>
          <text:p text:style-name="P36">Priority Ceiling Emulation Implementation</text:p>
        </text:list-item>
        <text:list-item>
          <text:p text:style-name="P36">Need to have priority levels &gt;= 28</text:p>
        </text:list-item>
        <text:list-item>
          <text:p text:style-name="P36">Exception handling</text:p>
          <text:p text:style-name="P36"/>
          <text:p text:style-name="P36">the exception object is still allocated in the scope where the exception happens. SCJ instead requires to allocate in a dedicated thread local space, which we do not have yet for now.</text:p>
        </text:list-item>
      </text:list>
      <text:p text:style-name="Standard"><text:s/></text:p>
      <text:list xml:id="list639283994" text:continue-numbering="true" text:style-name="L11">
        <text:list-item>
          <text:p text:style-name="P36">Translate BackingStore.allocate() to C</text:p>
          <text:p text:style-name="P36">Otherwise, object allocation would be 20x slower. <text:s text:c="3"/></text:p>
        </text:list-item>
      </text:list>
      <text:p text:style-name="Standard"><text:s text:c="2"/></text:p>
      <text:list xml:id="list1915001404" text:continue-numbering="true" text:style-name="L11">
        <text:list-item>
          <text:p text:style-name="P36">Examples &amp; Testing</text:p>
        </text:list-item>
        <text:list-item>
          <text:p text:style-name="P36">Happenings</text:p>
          <text:p text:style-name="P36">reserved happenings [name, id]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1in" fo:text-align="justify" style:justify-single-word="false"/>
      <style:text-properties fo:font-weight="normal" style:font-weight-asian="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1598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paragraph-properties fo:margin-top="0.1701in" fo:margin-bottom="0.1598in"/>
      <style:text-properties fo:font-size="14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auto-update="true" style:class="text">
      <style:paragraph-properties fo:margin-left="0in" fo:margin-right="0in" fo:text-indent="0.2in" style:auto-text-indent="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Times New Roman" fo:font-size="12pt" style:font-name-asian="OpenSymbol" style:font-size-asian="12pt" style:font-name-complex="OpenSymbol" style:font-size-complex="12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i Zhao</meta:initial-creator>
    <meta:creation-date>2010-09-09T16:39:26</meta:creation-date>
    <dc:date>2010-09-13T17:51:52</dc:date>
    <dc:creator>Lei Zhao</dc:creator>
    <meta:editing-duration>PT28H58M49S</meta:editing-duration>
    <meta:editing-cycles>1284</meta:editing-cycles>
    <meta:generator>Oracle_Open_Office/3.2$Unix OpenOffice.org_project/320m12$Build-9483$CWS-native0pre</meta:generator>
    <meta:document-statistic meta:table-count="0" meta:image-count="0" meta:object-count="0" meta:page-count="18" meta:paragraph-count="472" meta:word-count="5633" meta:character-count="36916"/>
  </office:meta>
</office:document-meta>
</file>